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4000" draw:textarea-horizontal-align="justify" draw:textarea-vertical-align="middle" draw:auto-grow-height="false" fo:min-height="0.812cm" fo:min-width="0.562cm"/>
      <style:paragraph-properties style:writing-mode="lr-tb"/>
    </style:style>
    <style:style style:name="gr2" style:family="graphic" style:parent-style-name="standard" style:list-style-name="L1">
      <style:graphic-properties draw:fill="solid" draw:fill-color="#ff4000" draw:textarea-horizontal-align="justify" draw:textarea-vertical-align="middle" draw:auto-grow-height="false" fo:min-height="0.812cm" fo:min-width="0.562cm"/>
      <style:paragraph-properties style:writing-mode="lr-tb"/>
    </style:style>
    <style:style style:name="gr3" style:family="graphic" style:parent-style-name="standard" style:list-style-name="L1">
      <style:graphic-properties draw:fill="solid" draw:fill-color="#ff4000" draw:textarea-horizontal-align="justify" draw:textarea-vertical-align="middle" draw:auto-grow-height="false" fo:min-height="0.812cm" fo:min-width="0.562cm"/>
      <style:paragraph-properties style:writing-mode="lr-tb"/>
    </style:style>
    <style:style style:name="gr4" style:family="graphic" style:parent-style-name="standard" style:list-style-name="L1">
      <style:graphic-properties draw:fill="solid" draw:fill-color="#ff4000" draw:textarea-horizontal-align="justify" draw:textarea-vertical-align="middle" draw:auto-grow-height="false" fo:min-height="0.812cm" fo:min-width="0.562cm"/>
      <style:paragraph-properties style:writing-mode="lr-tb"/>
    </style:style>
    <style:style style:name="gr5" style:family="graphic" style:parent-style-name="standard">
      <style:graphic-properties draw:fill="solid" draw:fill-color="#81d41a" draw:textarea-horizontal-align="justify" draw:textarea-vertical-align="middle" draw:auto-grow-height="false" fo:min-height="0.812cm" fo:min-width="0.562cm"/>
      <style:paragraph-properties style:writing-mode="lr-tb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0.812cm" fo:min-width="0.562cm"/>
      <style:paragraph-properties style:writing-mode="lr-tb"/>
    </style:style>
    <style:style style:name="gr7" style:family="graphic" style:parent-style-name="standard" style:list-style-name="L1">
      <style:graphic-properties draw:fill="solid" draw:fill-color="#ff4000" draw:textarea-horizontal-align="justify" draw:textarea-vertical-align="middle" draw:auto-grow-height="false" fo:min-height="0.812cm" fo:min-width="0.562cm"/>
      <style:paragraph-properties style:writing-mode="lr-tb"/>
    </style:style>
    <style:style style:name="gr8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e8f2a1" draw:textarea-horizontal-align="justify" draw:textarea-vertical-align="middle" draw:auto-grow-height="false" fo:min-height="0.604cm" fo:min-width="0.75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604cm" fo:min-width="0.251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354cm" fo:min-width="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4000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solid" draw:fill-color="#ff4000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5" style:family="paragraph">
      <loext:graphic-properties draw:fill="solid" draw:fill-color="#81d41a"/>
      <style:paragraph-properties fo:text-align="center" style:writing-mode="lr-tb"/>
    </style:style>
    <style:style style:name="P6" style:family="paragraph">
      <loext:graphic-properties draw:fill="solid" draw:fill-color="#999999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solid" draw:fill-color="#e8f2a1"/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3.25cm" svg:y="4.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6cm" svg:y="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cm" svg:height="1.5cm" svg:x="6.25cm" svg:y="6.75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cm" svg:height="1.5cm" svg:x="10cm" svg:y="1.7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0cm" svg:y="4.2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.5cm" svg:x="10cm" svg:y="6.75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4cm" svg:y="1.7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5cm" svg:height="1.5cm" svg:x="17cm" svg:y="4.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cm" svg:height="1.5cm" svg:x="14.25cm" svg:y="6.5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4.5cm" svg:y1="4.5cm" svg:x2="6.25cm" svg:y2="3.25cm">
          <text:p/>
        </draw:line>
        <draw:line draw:style-name="gr8" draw:text-style-name="P7" draw:layer="layout" svg:x1="7.5cm" svg:y1="2.75cm" svg:x2="10cm" svg:y2="2.5cm">
          <text:p/>
        </draw:line>
        <draw:line draw:style-name="gr8" draw:text-style-name="P7" draw:layer="layout" svg:x1="4.5cm" svg:y1="5.5cm" svg:x2="6.5cm" svg:y2="7cm">
          <text:p/>
        </draw:line>
        <draw:line draw:style-name="gr8" draw:text-style-name="P7" draw:layer="layout" svg:x1="7.5cm" svg:y1="7cm" svg:x2="10.25cm" svg:y2="5.5cm">
          <text:p/>
        </draw:line>
        <draw:line draw:style-name="gr8" draw:text-style-name="P7" draw:layer="layout" svg:x1="11.25cm" svg:y1="3cm" svg:x2="14.5cm" svg:y2="6.75cm">
          <text:p/>
        </draw:line>
        <draw:line draw:style-name="gr8" draw:text-style-name="P7" draw:layer="layout" svg:x1="7.75cm" svg:y1="7.5cm" svg:x2="10cm" svg:y2="7.5cm">
          <text:p/>
        </draw:line>
        <draw:line draw:style-name="gr8" draw:text-style-name="P7" draw:layer="layout" svg:x1="11.5cm" svg:y1="7.5cm" svg:x2="14.25cm" svg:y2="7.25cm">
          <text:p/>
        </draw:line>
        <draw:line draw:style-name="gr8" draw:text-style-name="P7" draw:layer="layout" svg:x1="10.75cm" svg:y1="4.25cm" svg:x2="10.75cm" svg:y2="3.25cm">
          <text:p/>
        </draw:line>
        <draw:line draw:style-name="gr8" draw:text-style-name="P7" draw:layer="layout" svg:x1="15.5cm" svg:y1="6.75cm" svg:x2="17.25cm" svg:y2="5.5cm">
          <text:p/>
        </draw:line>
        <draw:line draw:style-name="gr8" draw:text-style-name="P7" draw:layer="layout" svg:x1="11.5cm" svg:y1="2.5cm" svg:x2="14cm" svg:y2="2.5cm">
          <text:p/>
        </draw:line>
        <draw:line draw:style-name="gr8" draw:text-style-name="P7" draw:layer="layout" svg:x1="15.5cm" svg:y1="2.75cm" svg:x2="17.25cm" svg:y2="4.5cm">
          <text:p/>
        </draw:line>
        <draw:line draw:style-name="gr8" draw:text-style-name="P7" draw:layer="layout" svg:x1="6.75cm" svg:y1="3.5cm" svg:x2="7cm" svg:y2="6.75cm">
          <text:p/>
        </draw:line>
        <draw:line draw:style-name="gr8" draw:text-style-name="P7" draw:layer="layout" svg:x1="10.75cm" svg:y1="6.75cm" svg:x2="10.75cm" svg:y2="5.75cm">
          <text:p/>
        </draw:line>
        <draw:custom-shape draw:style-name="gr9" draw:text-style-name="P9" draw:layer="layout" svg:width="1.25cm" svg:height="0.854cm" svg:x="1.8cm" svg:y="4.6cm">
          <text:p text:style-name="P8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51cm" svg:height="0.854cm" svg:x="4.749cm" svg:y="3.14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51cm" svg:height="0.854cm" svg:x="4.749cm" svg:y="6.396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5cm" svg:height="0.604cm" svg:x="5.6cm" svg:y="4.646cm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8cm" svg:y="5.7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8.25cm" svg:y="7.64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12.25cm" svg:y="7.7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12.55cm" svg:y="3.996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8cm" svg:y="1.75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10.5cm" svg:y="3.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10.5cm" svg:y="6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16cm" svg:y="6.146cm"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16cm" svg:y="3cm"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0.604cm" svg:x="12.25cm" svg:y="1.7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.25cm" svg:height="0.854cm" svg:x="6cm" svg:y="0.75cm">
          <text:p text:style-name="P8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5cm" svg:height="0.854cm" svg:x="6.25cm" svg:y="8.646cm">
          <text:p text:style-name="P8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5cm" svg:height="0.854cm" svg:x="10.25cm" svg:y="0.646cm">
          <text:p text:style-name="P8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5cm" svg:height="0.854cm" svg:x="14.25cm" svg:y="0.646cm">
          <text:p text:style-name="P8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5cm" svg:height="0.854cm" svg:x="10.25cm" svg:y="8.5cm">
          <text:p text:style-name="P8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5cm" svg:height="0.854cm" svg:x="8.75cm" svg:y="3.896cm">
          <text:p text:style-name="P8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5cm" svg:height="0.854cm" svg:x="14.75cm" svg:y="8.25cm">
          <text:p text:style-name="P8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5cm" svg:height="0.854cm" svg:x="18cm" svg:y="3.146cm">
          <text:p text:style-name="P8"><text:span text:style-name="T1">21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4.75cm" svg:y1="3.25cm" svg:x2="15cm" svg:y2="6.5cm">
          <text:p/>
        </draw:line>
        <draw:custom-shape draw:style-name="gr11" draw:text-style-name="P10" draw:layer="layout" svg:width="1.5cm" svg:height="0.604cm" svg:x="14.75cm" svg:y="4.396cm">
          <text:p text:style-name="P1">14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6T20:41:22.615000000</meta:creation-date>
    <dc:date>2021-12-07T09:34:20.977000000</dc:date>
    <meta:editing-duration>PT14M5S</meta:editing-duration>
    <meta:editing-cycles>4</meta:editing-cycles>
    <meta:generator>LibreOffice/7.2.0.4$Windows_X86_64 LibreOffice_project/9a9c6381e3f7a62afc1329bd359cc48accb6435b</meta:generator>
    <meta:document-statistic meta:object-count="46"/>
  </office:meta>
</office:document-meta>
</file>